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8f63d"/>
    </style:style>
    <style:style style:name="P2" style:family="paragraph" style:parent-style-name="Standard" style:master-page-name="Couverture">
      <style:paragraph-properties style:page-number="auto"/>
      <style:text-properties officeooo:rsid="001e26f0" officeooo:paragraph-rsid="001e26f0"/>
    </style:style>
    <style:style style:name="P3" style:family="paragraph" style:parent-style-name="Text_20_body">
      <style:text-properties officeooo:rsid="001ec27c" officeooo:paragraph-rsid="001f3cbd"/>
    </style:style>
    <style:style style:name="P4" style:family="paragraph" style:parent-style-name="Text_20_body">
      <style:text-properties officeooo:rsid="001f6387" officeooo:paragraph-rsid="001f6387"/>
    </style:style>
    <style:style style:name="P5" style:family="paragraph" style:parent-style-name="Text_20_body">
      <style:text-properties officeooo:rsid="00226581" officeooo:paragraph-rsid="00226581"/>
    </style:style>
    <style:style style:name="P6" style:family="paragraph" style:parent-style-name="Text_20_body">
      <style:text-properties officeooo:rsid="00232821" officeooo:paragraph-rsid="00232821"/>
    </style:style>
    <style:style style:name="P7" style:family="paragraph" style:parent-style-name="Text_20_body">
      <style:text-properties officeooo:rsid="0024291f" officeooo:paragraph-rsid="0024291f"/>
    </style:style>
    <style:style style:name="P8" style:family="paragraph" style:parent-style-name="Text_20_body" style:list-style-name="L1">
      <style:text-properties officeooo:rsid="0026b87c" officeooo:paragraph-rsid="0026b87c"/>
    </style:style>
    <style:style style:name="P9" style:family="paragraph" style:parent-style-name="Text_20_body">
      <style:paragraph-properties fo:margin-left="0cm" fo:margin-right="0cm" fo:text-indent="0cm" style:auto-text-indent="false"/>
      <style:text-properties officeooo:rsid="0026b87c" officeooo:paragraph-rsid="0026b87c"/>
    </style:style>
    <style:style style:name="P10" style:family="paragraph" style:parent-style-name="Footer">
      <style:paragraph-properties fo:text-align="center" style:justify-single-word="false"/>
    </style:style>
    <style:style style:name="P11" style:family="paragraph" style:parent-style-name="Header" style:master-page-name="">
      <loext:graphic-properties draw:fill="none"/>
      <style:paragraph-properties fo:margin-left="-0.199cm" fo:margin-right="0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P12" style:family="paragraph" style:parent-style-name="Contents_20_Heading" style:master-page-name="Sommaire">
      <style:paragraph-properties style:page-number="auto"/>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1" style:master-page-name="Contenu">
      <style:paragraph-properties style:page-number="1"/>
    </style:style>
    <style:style style:name="P16" style:family="paragraph" style:parent-style-name="Heading_20_1">
      <style:text-properties officeooo:paragraph-rsid="001ec27c"/>
    </style:style>
    <style:style style:name="P17" style:family="paragraph" style:parent-style-name="Heading_20_2">
      <style:text-properties officeooo:paragraph-rsid="001ec27c"/>
    </style:style>
    <style:style style:name="T1" style:family="text">
      <style:text-properties officeooo:rsid="001ec27c"/>
    </style:style>
    <style:style style:name="T2" style:family="text">
      <style:text-properties officeooo:rsid="001f3cbd"/>
    </style:style>
    <style:style style:name="T3" style:family="text">
      <style:text-properties officeooo:rsid="0020bd9b"/>
    </style:style>
    <style:style style:name="T4" style:family="text">
      <style:text-properties officeooo:rsid="00226581"/>
    </style:style>
    <style:style style:name="T5" style:family="text">
      <style:text-properties officeooo:rsid="00232821"/>
    </style:style>
    <style:style style:name="T6" style:family="text">
      <style:text-properties officeooo:rsid="0024291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uv</text:p>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Table des matières</text:p>
          </text:index-title>
          <text:p text:style-name="P14"><text:a xlink:type="simple" xlink:href="#__RefHeading___Toc372_1381371696" text:style-name="Index_20_Link" text:visited-style-name="Index_20_Link">I)Présentation générale du projet.<text:tab/>1</text:a></text:p>
          <text:p text:style-name="P14"><text:a xlink:type="simple" xlink:href="#__RefHeading___Toc374_1381371696" text:style-name="Index_20_Link" text:visited-style-name="Index_20_Link">II)Variables et programme.<text:tab/>1</text:a></text:p>
          <text:p text:style-name="P13"><text:a xlink:type="simple" xlink:href="#__RefHeading___Toc376_1381371696" text:style-name="Index_20_Link" text:visited-style-name="Index_20_Link">1)creation()<text:tab/>1</text:a></text:p>
          <text:p text:style-name="P13"><text:a xlink:type="simple" xlink:href="#__RefHeading___Toc378_1381371696" text:style-name="Index_20_Link" text:visited-style-name="Index_20_Link">2)melanger(liste)<text:tab/>1</text:a></text:p>
          <text:p text:style-name="P13"><text:a xlink:type="simple" xlink:href="#__RefHeading___Toc380_1381371696" text:style-name="Index_20_Link" text:visited-style-name="Index_20_Link">3)distribuer()<text:tab/>1</text:a></text:p>
          <text:p text:style-name="P13"><text:a xlink:type="simple" xlink:href="#__RefHeading___Toc382_1381371696" text:style-name="Index_20_Link" text:visited-style-name="Index_20_Link">4)tirer()<text:tab/>2</text:a></text:p>
          <text:p text:style-name="P13"><text:a xlink:type="simple" xlink:href="#__RefHeading___Toc384_1381371696" text:style-name="Index_20_Link" text:visited-style-name="Index_20_Link">5)bataille()<text:tab/>2</text:a></text:p>
          <text:p text:style-name="P13"><text:a xlink:type="simple" xlink:href="#__RefHeading___Toc386_1381371696" text:style-name="Index_20_Link" text:visited-style-name="Index_20_Link">6)partie()<text:tab/>2</text:a></text:p>
          <text:p text:style-name="P14"><text:a xlink:type="simple" xlink:href="#__RefHeading___Toc388_1381371696" text:style-name="Index_20_Link" text:visited-style-name="Index_20_Link">III)Variables et programme.<text:tab/>2</text:a></text:p>
          <text:p text:style-name="P14"><text:a xlink:type="simple" xlink:href="#__RefHeading___Toc390_1381371696" text:style-name="Index_20_Link" text:visited-style-name="Index_20_Link">IV)Présention des différentes solutions informatiques pour programmer les sous programmes.<text:tab/>2</text:a></text:p>
          <text:p text:style-name="P14"><text:a xlink:type="simple" xlink:href="#__RefHeading___Toc392_1381371696" text:style-name="Index_20_Link" text:visited-style-name="Index_20_Link">V)Problèmes rencontrées.<text:tab/>2</text:a></text:p>
          <text:p text:style-name="P14"><text:a xlink:type="simple" xlink:href="#__RefHeading___Toc394_1381371696" text:style-name="Index_20_Link" text:visited-style-name="Index_20_Link">VI)Evolution temporel du projet.<text:tab/>2</text:a></text:p>
        </text:index-body>
      </text:table-of-content>
      <text:p text:style-name="P1"/>
      <text:h text:style-name="P15" text:outline-level="1"><text:bookmark-start text:name="__RefHeading___Toc372_1381371696"/>Présentation générale du projet.<text:bookmark-end text:name="__RefHeading___Toc372_1381371696"/></text:h>
      <text:h text:style-name="Heading_20_1" text:outline-level="1"><text:bookmark-start text:name="__RefHeading___Toc374_1381371696"/>Variables et programme.<text:bookmark-end text:name="__RefHeading___Toc374_1381371696"/></text:h>
      <text:h text:style-name="P17" text:outline-level="2"><text:bookmark-start text:name="__RefHeading___Toc376_1381371696"/><text:span text:style-name="T1">c</text:span>reation()<text:bookmark-end text:name="__RefHeading___Toc376_1381371696"/></text:h>
      <text:p text:style-name="P3">C'est la fonction appelée en début de programme pour créer un paquet de 52 cartes. Ce paquet est en fait une liste de 52 tuples représentant les 52 cartes. Ces tuples contiennent 2 éléments : la valeur et la couleur de chaque carte. La valeur est matérialisée par des numéros allant de 2 à 14 pour être comparée. En effet, le passage par des numéros est indispensable pour matérialiser la valeur de l'As et des « habillés » <text:span text:style-name="T2">(Valet = 11, Dame = 12, Roi = 13, As = 14</text:span>). </text:p>
      <text:p text:style-name="P4">Cette fonction créer une liste vide 'jeu' et 2 listes : 'couleurs' et 'valeurs'. Elle va ensuite former et ajouter les 52 cartes une par une dans la liste 'jeu'. La construction des cartes se fait à l'aide de deux boucle 'for' l'une dans l'autre : <text:span text:style-name="T3">La première tourne pour 'c' parcourant la liste des couleurs, et pour chaque valeur de 'c', la deuxième tourne pour 'v' parcourant la liste des valeurs. À chaque carte créée(à chaque tuple (v, c) créé), elle est ajouté à la liste 'jeu'. À la sortie de cette boucle, nous avons une liste contenant 52 éléments : 52 tuples représentant les 52 cartes : 13 par couleurs.</text:span></text:p>
      <text:h text:style-name="P17" text:outline-level="2"><text:bookmark-start text:name="__RefHeading___Toc378_1381371696"/><text:span text:style-name="T4">m</text:span>elanger(<text:span text:style-name="T4">liste</text:span>)<text:bookmark-end text:name="__RefHeading___Toc378_1381371696"/></text:h>
      <text:p text:style-name="P5">Cette fonction permet de mélanger le jeu créé précédemment. Elle prend en entrée une liste et sort une autre liste qui est en fait la même que l'entrée, mais pas dans le même ordre.</text:p>
      <text:p text:style-name="P5">La fonction melanger(liste) commence par créer une liste vide, future liste mélangée.</text:p>
      <text:p text:style-name="P5">Elle prend une carte au hasard dans la liste d'entrée à l'aide de la fonction du module random, choice(). Cette carte est ajoutée à la liste 'ListeMelangee' et est retirée de la liste de départ. Tout ça dans une boucle 'while' de laquelle on sort lorsque la liste de départ est vide (autrement dit, quand toutes les cartes ont été ajoutées dans la 2<text:span text:style-name="T5">è</text:span>me liste dans un ordre aléatoires et retirée<text:span text:style-name="T5">s</text:span> <text:span text:style-name="T5">de la premières</text:span>.).</text:p>
      <text:h text:style-name="P17" text:outline-level="2"><text:bookmark-start text:name="__RefHeading___Toc380_1381371696"/>distribuer()<text:bookmark-end text:name="__RefHeading___Toc380_1381371696"/></text:h>
      <text:p text:style-name="P6">La bataille se joue avec 2 joueurs. Il faut donc séparer le paquet mélangé en 2 : 'jeu1' et 'jeu2'.</text:p>
      <text:p text:style-name="P6">On fait appel pour cela à 2 fonctions : 'distribuerj1' et 'distribuerj2'. La première prend les 26 premières cartes du paquet pour les placer dans le jeu1. La seconde place les 26 dernières cartes dans le jeu2.</text:p>
      <text:p text:style-name="P6">Nous avons donc maintenant 2 listes, jeu1 et jeu2, qui contiennent chacune 26 cartes mélangées représentant les jeux des deux joueurs.</text:p>
      <text:h text:style-name="P17" text:outline-level="2"><text:bookmark-start text:name="__RefHeading___Toc382_1381371696"/><text:soft-page-break/>Tirer()<text:bookmark-end text:name="__RefHeading___Toc382_1381371696"/></text:h>
      <text:p text:style-name="P7">Cette fonction très courte prend en entrée une liste et retourne le première </text:p>
      <text:h text:style-name="P17" text:outline-level="2"><text:bookmark-start text:name="__RefHeading___Toc384_1381371696"/>bataille()<text:bookmark-end text:name="__RefHeading___Toc384_1381371696"/></text:h>
      <text:h text:style-name="P17" text:outline-level="2"><text:bookmark-start text:name="__RefHeading___Toc386_1381371696"/>partie()<text:bookmark-end text:name="__RefHeading___Toc386_1381371696"/></text:h>
      <text:h text:style-name="P16" text:outline-level="1"><text:bookmark-start text:name="__RefHeading___Toc388_1381371696"/>Variables et programme.<text:bookmark-end text:name="__RefHeading___Toc388_1381371696"/></text:h>
      <text:h text:style-name="Heading_20_1" text:outline-level="1"><text:bookmark-start text:name="__RefHeading___Toc390_1381371696"/>Présention des différentes solutions informatiques pour programmer les sous programmes.<text:bookmark-end text:name="__RefHeading___Toc390_1381371696"/></text:h>
      <text:p text:style-name="Text_20_body"/>
      <text:h text:style-name="Heading_20_1" text:outline-level="1"><text:bookmark-start text:name="__RefHeading___Toc392_1381371696"/>Problèmes rencontrées.<text:bookmark-end text:name="__RefHeading___Toc392_1381371696"/></text:h>
      <text:p text:style-name="Text_20_body"/>
      <text:h text:style-name="Heading_20_1" text:outline-level="1"><text:bookmark-start text:name="__RefHeading___Toc394_1381371696"/>Evolution temporel<text:span text:style-name="T6">le</text:span> du projet.<text:bookmark-end text:name="__RefHeading___Toc394_1381371696"/></text:h>
      <text:p text:style-name="Text_20_body"/>
      <text:h text:style-name="Heading_20_1" text:outline-level="1">Webologie :</text:h>
      <text:list xml:id="list30567845484433096" text:style-name="L1">
        <text:list-item>
          <text:p text:style-name="P8">Code source : <text:a xlink:type="simple" xlink:href="https://github.com/AntoRaptor/jeuxbataille" text:style-name="Internet_20_link" text:visited-style-name="Visited_20_Internet_20_Link">https://github.com/AntoRaptor/jeuxbataille</text:a></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cm" fo:margin-top="0cm" fo:margin-bottom="0.247cm" loext:contextual-spacing="false" fo:line-height="120%" fo:text-indent="0.499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solid" style:text-underline-width="bold"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Gras" style:font-family-generic="swiss" style:font-pitch="variable" fo:font-size="115%" style:text-underline-style="solid" style:text-underline-width="auto" style:text-underline-color="font-color"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199cm" fo:margin-right="0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master-page style:name="Couverture" style:page-layout-name="Mpm2"/>
    <style:master-page style:name="Sommaire" style:page-layout-name="Mpm1"/>
    <style:master-page style:name="Contenu" style:page-layout-name="Mpm3">
      <style:header>
        <text:p text:style-name="MP1"/>
      </style:header>
      <style:footer>
        <text:p text:style-name="MP2">- <text:page-number text:select-page="current">2</text:page-number> -</text:p>
      </style:footer>
    </style:master-page>
    <style:master-page style:name="Remerciement"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2:17:32.908000000</meta:creation-date>
    <dc:date>2016-04-18T18:10:08.118000000</dc:date>
    <meta:editing-duration>PT46M27S</meta:editing-duration>
    <meta:editing-cycles>7</meta:editing-cycles>
    <meta:generator>LibreOffice/5.0.5.2$Windows_x86 LibreOffice_project/55b006a02d247b5f7215fc6ea0fde844b30035b3</meta:generator>
    <meta:document-statistic meta:table-count="0" meta:image-count="0" meta:object-count="0" meta:page-count="4" meta:paragraph-count="38" meta:word-count="516" meta:character-count="3021" meta:non-whitespace-character-count="2555"/>
  </office:meta>
</office:document-meta>
</file>